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justify" style:justify-single-word="false"/>
      <style:text-properties style:font-name="Times New Roman" officeooo:rsid="001cacad" officeooo:paragraph-rsid="001cacad"/>
    </style:style>
    <style:style style:name="P2" style:family="paragraph" style:parent-style-name="Standard">
      <style:paragraph-properties fo:line-height="200%" fo:text-align="justify" style:justify-single-word="false"/>
      <style:text-properties style:font-name="Times New Roman" officeooo:rsid="001e995c" officeooo:paragraph-rsid="001e995c"/>
    </style:style>
    <style:style style:name="P3" style:family="paragraph" style:parent-style-name="Standard">
      <style:paragraph-properties fo:line-height="200%" fo:text-align="justify" style:justify-single-word="false"/>
      <style:text-properties style:font-name="Times New Roman" officeooo:rsid="001ec09a" officeooo:paragraph-rsid="001ec09a"/>
    </style:style>
    <style:style style:name="P4" style:family="paragraph" style:parent-style-name="Standard">
      <style:paragraph-properties fo:line-height="200%" fo:text-align="justify" style:justify-single-word="false"/>
      <style:text-properties style:font-name="Times New Roman"/>
    </style:style>
    <style:style style:name="T1" style:family="text">
      <style:text-properties officeooo:rsid="001cac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 text:c="23"/><text:span text:style-name="T1">Qusetion </text:span></text:p>
      <text:p text:style-name="P4">Research has shown that there is a close relationship between self-concept and academic achievement. Using examples from Zambian situations, demonstrate how this comes about.</text:p>
      <text:p text:style-name="P1">How to answer</text:p>
      <text:p text:style-name="P2">1. Introduction</text:p>
      <text:p text:style-name="P2"><text:tab/>1. What is the issue to be addressed?</text:p>
      <text:p text:style-name="P2"><text:tab/>2. Why is this issue important?</text:p>
      <text:p text:style-name="P2"><text:tab/>3. What will be included in your answer; how will your answer be organized?</text:p>
      <text:p text:style-name="P2">2. Body -- Present information in clear, concise, and logical manner</text:p>
      <text:p text:style-name="P2">3. Summary/Conclusions</text:p>
      <text:p text:style-name="P2"><text:tab/>1. Summarize your main points</text:p>
      <text:p text:style-name="P2">2. Relate information in body to original proposition (why is this issue important?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Introduction</text:p>
      <text:p text:style-name="P3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6T14:58:59.735474917</meta:creation-date>
    <dc:date>2021-07-15T11:19:49.498211707</dc:date>
    <meta:editing-duration>PT11H54M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2" meta:paragraph-count="12" meta:word-count="90" meta:character-count="596" meta:non-whitespace-character-count="490"/>
  </office:meta>
</office:document-meta>
</file>